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2.539cm" table:align="left"/>
    </style:style>
    <style:style style:name="Tableau1.A" style:family="table-column">
      <style:table-column-properties style:column-width="3.246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3.73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text-indent="0cm" style:auto-text-indent="false" fo:background-color="transparent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3" style:family="paragraph" style:parent-style-name="Preformatted_20_Text">
      <loext:graphic-properties draw:fill="none" draw:fill-color="#ffffff"/>
      <style:paragraph-properties fo:background-color="transparent"/>
    </style:style>
    <style:style style:name="P4" style:family="paragraph" style:parent-style-name="Preformatted_20_Text">
      <loext:graphic-properties draw:fill="none" draw:fill-color="#ffffff"/>
      <style:paragraph-properties fo:margin-top="0cm" fo:margin-bottom="0.499cm" style:contextual-spac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T1" style:family="text">
      <style:text-properties fo:color="#14181f" loext:opacity="100%" fo:font-family="'var font-mono'" fo:background-color="transparent" loext:char-shading-value="0"/>
    </style:style>
    <style:style style:name="T2" style:family="text">
      <style:text-properties fo:color="#14181f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KPI 1 — Chiffre d'Affaires</text:h>
      <text:p text:style-name="Text_20_body"><text:span text:style-name="Strong_20_Emphasis">Formule générale :</text:span></text:p>
      <text:p text:style-name="P1"><text:span text:style-name="Source_20_Text"><text:span text:style-name="T1">SUM( QteVendue × PrixVenteUnitaire )</text:span></text:span></text:p>
      <text:p text:style-name="Text_20_body"><text:span text:style-name="Strong_20_Emphasis">Par Temps (mois/trimestre/année) :</text:span></text:p>
      <text:p text:style-name="P2"><text:span text:style-name="Source_20_Text"><text:span text:style-name="T1">SUM( QteVendue × PrixVenteUnitaire ) </text:span></text:span></text:p>
      <text:p text:style-name="P3"><text:span text:style-name="Source_20_Text"><text:span text:style-name="T1">GROUP BY Mois <text:s text:c="7"/>← DIM_Temps</text:span></text:span></text:p>
      <text:p text:style-name="P3"><text:span text:style-name="Source_20_Text"><text:span text:style-name="T2"><text:s text:c="8"/></text:span></text:span><text:span text:style-name="Source_20_Text"><text:span text:style-name="T1">ou Trimestre ← DIM_Temps</text:span></text:span></text:p>
      <text:p text:style-name="P4"><text:span text:style-name="Source_20_Text"><text:span text:style-name="T2"><text:s text:c="8"/></text:span></text:span><text:span text:style-name="Source_20_Text"><text:span text:style-name="T1">ou Année <text:s text:c="4"/>← DIM_Temps</text:span></text:span></text:p>
      <text:p text:style-name="Text_20_body">On relie FAIT_Ventes à DIM_Temps via <text:span text:style-name="Strong_20_Emphasis">Id_temps</text:span></text:p>
      <text:p text:style-name="Text_20_body"><text:span text:style-name="Strong_20_Emphasis">Par Produit :</text:span></text:p>
      <text:p text:style-name="P2"><text:span text:style-name="Source_20_Text"><text:span text:style-name="T1">SUM( QteVendue × PrixVenteUnitaire ) </text:span></text:span></text:p>
      <text:p text:style-name="P4"><text:span text:style-name="Source_20_Text"><text:span text:style-name="T1">GROUP BY Description ← DIM_Produit</text:span></text:span></text:p>
      <text:p text:style-name="Text_20_body">On relie FAIT_Ventes à DIM_Produit via <text:span text:style-name="Strong_20_Emphasis">Id_produit</text:span> La colonne <text:span text:style-name="Strong_20_Emphasis">PrixVenteUnitaire</text:span> vient aussi de <text:span text:style-name="Strong_20_Emphasis">DIM_Produit</text:span></text:p>
      <text:p text:style-name="Text_20_body"><text:span text:style-name="Strong_20_Emphasis">Par Client :</text:span></text:p>
      <text:p text:style-name="P2"><text:span text:style-name="Source_20_Text"><text:span text:style-name="T1">SUM( QteVendue × PrixVenteUnitaire ) </text:span></text:span></text:p>
      <text:p text:style-name="P4"><text:span text:style-name="Source_20_Text"><text:span text:style-name="T1">GROUP BY Nom ← DIM_Client</text:span></text:span></text:p>
      <text:p text:style-name="Text_20_body">On relie FAIT_Ventes à DIM_Client via <text:span text:style-name="Strong_20_Emphasis">Id_client</text:span></text:p>
      <text:p text:style-name="Horizontal_20_Line"/>
      <text:h text:style-name="Heading_20_2" text:outline-level="2">KPI 2 — Total Heures Machine</text:h>
      <text:p text:style-name="Text_20_body"><text:span text:style-name="Strong_20_Emphasis">Formule générale :</text:span></text:p>
      <text:p text:style-name="P1"><text:span text:style-name="Source_20_Text"><text:span text:style-name="T1">SUM( Nb_Heure_Machine )</text:span></text:span></text:p>
      <text:p text:style-name="Text_20_body"><text:span text:style-name="Strong_20_Emphasis">Par Machine :</text:span></text:p>
      <text:p text:style-name="P2"><text:span text:style-name="Source_20_Text"><text:span text:style-name="T1">SUM( Nb_Heure_Machine ) </text:span></text:span></text:p>
      <text:p text:style-name="P4"><text:span text:style-name="Source_20_Text"><text:span text:style-name="T1">GROUP BY Nom ← DIM_Machine</text:span></text:span></text:p>
      <text:p text:style-name="Text_20_body">On relie FAIT_Production à DIM_Machine via <text:span text:style-name="Strong_20_Emphasis">Id_machine</text:span></text:p>
      <text:p text:style-name="Text_20_body"><text:span text:style-name="Strong_20_Emphasis">Par Temps :</text:span></text:p>
      <text:p text:style-name="P2"><text:span text:style-name="Source_20_Text"><text:span text:style-name="T1">SUM( Nb_Heure_Machine ) </text:span></text:span></text:p>
      <text:p text:style-name="P4"><text:span text:style-name="Source_20_Text"><text:span text:style-name="T1">GROUP BY Mois ← DIM_Temps</text:span></text:span></text:p>
      <text:p text:style-name="Text_20_body">On relie FAIT_Production à DIM_Temps via <text:span text:style-name="Strong_20_Emphasis">Id_temps</text:span></text:p>
      <text:p text:style-name="Text_20_body"><text:span text:style-name="Strong_20_Emphasis">Par Produit :</text:span></text:p>
      <text:p text:style-name="P2"><text:span text:style-name="Source_20_Text"><text:span text:style-name="T1">SUM( Nb_Heure_Machine ) </text:span></text:span></text:p>
      <text:p text:style-name="P4"><text:span text:style-name="Source_20_Text"><text:span text:style-name="T1">GROUP BY Description ← DIM_Produit</text:span></text:span></text:p>
      <text:p text:style-name="Text_20_body">On relie FAIT_Production à DIM_Produit via <text:span text:style-name="Strong_20_Emphasis">Id_produit</text:span></text:p>
      <text:p text:style-name="Horizontal_20_Line"><text:soft-page-break/></text:p>
      <text:h text:style-name="Heading_20_2" text:outline-level="2">KPI 3 — Coût de Production</text:h>
      <text:p text:style-name="Text_20_body"><text:span text:style-name="Strong_20_Emphasis">Formule générale :</text:span></text:p>
      <text:p text:style-name="P2"><text:span text:style-name="Source_20_Text"><text:span text:style-name="T1">SUM(Mt_Matiere_Premiere) </text:span></text:span></text:p>
      <text:p text:style-name="P4"><text:span text:style-name="Source_20_Text"><text:span text:style-name="T1">+ SUM(Nb_Heure_Machine × Cout_Unitaire_Heure)</text:span></text:span></text:p>
      <text:list text:style-name="L1">
        <text:list-item>
          <text:p text:style-name="P5"><text:span text:style-name="Strong_20_Emphasis">Mt_Matiere_Premiere</text:span> → FAIT_Production </text:p>
        </text:list-item>
        <text:list-item>
          <text:p text:style-name="P5"><text:span text:style-name="Strong_20_Emphasis">Nb_Heure_Machine</text:span> → FAIT_Production </text:p>
        </text:list-item>
        <text:list-item>
          <text:p text:style-name="P6"><text:span text:style-name="Strong_20_Emphasis">Cout_Unitaire_Heure</text:span> → DIM_Machine (on relie via Id_machine) </text:p>
        </text:list-item>
      </text:list>
      <text:p text:style-name="Text_20_body"><text:span text:style-name="Strong_20_Emphasis">Par Produit :</text:span></text:p>
      <text:p text:style-name="P2"><text:span text:style-name="Source_20_Text"><text:span text:style-name="T1">SUM(Mt_Matiere_Premiere) + SUM(Nb_Heure_Machine × Cout_Unitaire_Heure)</text:span></text:span></text:p>
      <text:p text:style-name="P4"><text:span text:style-name="Source_20_Text"><text:span text:style-name="T1">GROUP BY Description ← DIM_Produit</text:span></text:span></text:p>
      <text:p text:style-name="Text_20_body">On relie FAIT_Production à DIM_Produit via <text:span text:style-name="Strong_20_Emphasis">Id_produit</text:span></text:p>
      <text:p text:style-name="Text_20_body"><text:span text:style-name="Strong_20_Emphasis">Par Machine :</text:span></text:p>
      <text:p text:style-name="P2"><text:span text:style-name="Source_20_Text"><text:span text:style-name="T1">SUM(Mt_Matiere_Premiere) + SUM(Nb_Heure_Machine × Cout_Unitaire_Heure)</text:span></text:span></text:p>
      <text:p text:style-name="P4"><text:span text:style-name="Source_20_Text"><text:span text:style-name="T1">GROUP BY Nom ← DIM_Machine</text:span></text:span></text:p>
      <text:p text:style-name="Text_20_body">On relie FAIT_Production à DIM_Machine via <text:span text:style-name="Strong_20_Emphasis">Id_machine</text:span> La colonne <text:span text:style-name="Strong_20_Emphasis">Cout_Unitaire_Heure</text:span> vient aussi de <text:span text:style-name="Strong_20_Emphasis">DIM_Machine</text:span></text:p>
      <text:p text:style-name="Text_20_body"><text:span text:style-name="Strong_20_Emphasis">Par Temps :</text:span></text:p>
      <text:p text:style-name="P2"><text:span text:style-name="Source_20_Text"><text:span text:style-name="T1">SUM(Mt_Matiere_Premiere) + SUM(Nb_Heure_Machine × Cout_Unitaire_Heure)</text:span></text:span></text:p>
      <text:p text:style-name="P4"><text:span text:style-name="Source_20_Text"><text:span text:style-name="T1">GROUP BY Mois ← DIM_Temps</text:span></text:span></text:p>
      <text:p text:style-name="Text_20_body">On relie FAIT_Production à DIM_Temps via <text:span text:style-name="Strong_20_Emphasis">Id_temps</text:span></text:p>
      <text:p text:style-name="Horizontal_20_Line"/>
      <text:h text:style-name="Heading_20_2" text:outline-level="2">KPI 4 — Stock Disponible</text:h>
      <text:p text:style-name="Text_20_body"><text:span text:style-name="Strong_20_Emphasis">Formule générale :</text:span></text:p>
      <text:p text:style-name="P1"><text:span text:style-name="Source_20_Text"><text:span text:style-name="T1">SUM( StockEntree ) - SUM( StockSortie )</text:span></text:span></text:p>
      <text:list text:style-name="L2">
        <text:list-item>
          <text:p text:style-name="P7"><text:span text:style-name="Strong_20_Emphasis">StockEntree</text:span> → FAIT_Stock </text:p>
        </text:list-item>
        <text:list-item>
          <text:p text:style-name="P8"><text:span text:style-name="Strong_20_Emphasis">StockSortie</text:span> → FAIT_Stock </text:p>
        </text:list-item>
      </text:list>
      <text:p text:style-name="Text_20_body"><text:span text:style-name="Strong_20_Emphasis">Par Produit :</text:span></text:p>
      <text:p text:style-name="P2"><text:span text:style-name="Source_20_Text"><text:span text:style-name="T1">SUM(StockEntree) - SUM(StockSortie)</text:span></text:span></text:p>
      <text:p text:style-name="P4"><text:span text:style-name="Source_20_Text"><text:span text:style-name="T1">GROUP BY Description ← DIM_Produit</text:span></text:span></text:p>
      <text:p text:style-name="Text_20_body">On relie FAIT_Stock à DIM_Produit via <text:span text:style-name="Strong_20_Emphasis">Id_produit</text:span></text:p>
      <text:p text:style-name="Text_20_body"><text:span text:style-name="Strong_20_Emphasis">Par Temps :</text:span></text:p>
      <text:p text:style-name="P2"><text:span text:style-name="Source_20_Text"><text:span text:style-name="T1">SUM(StockEntree) - SUM(StockSortie)</text:span></text:span></text:p>
      <text:p text:style-name="P4"><text:span text:style-name="Source_20_Text"><text:span text:style-name="T1">GROUP BY Mois ← DIM_Temps</text:span></text:span></text:p>
      <text:p text:style-name="Text_20_body"><text:soft-page-break/>On relie FAIT_Stock à DIM_Temps via <text:span text:style-name="Strong_20_Emphasis">Id_temps</text:span></text:p>
      <text:p text:style-name="Horizontal_20_Line"/>
      <text:h text:style-name="Heading_20_2" text:outline-level="2">KPI 5 — Rotation du Stock</text:h>
      <text:p text:style-name="Text_20_body"><text:span text:style-name="Strong_20_Emphasis">Formule générale :</text:span></text:p>
      <text:p text:style-name="P1"><text:span text:style-name="Source_20_Text"><text:span text:style-name="T1">SUM( StockSortie ) / AVG( StockEntree - StockSortie )</text:span></text:span></text:p>
      <text:list text:style-name="L3">
        <text:list-item>
          <text:p text:style-name="P9"><text:span text:style-name="Strong_20_Emphasis">StockSortie</text:span> → FAIT_Stock </text:p>
        </text:list-item>
        <text:list-item>
          <text:p text:style-name="P10"><text:span text:style-name="Strong_20_Emphasis">StockEntree</text:span> → FAIT_Stock </text:p>
        </text:list-item>
      </text:list>
      <text:p text:style-name="Text_20_body"><text:span text:style-name="Strong_20_Emphasis">Par Produit :</text:span></text:p>
      <text:p text:style-name="P2"><text:span text:style-name="Source_20_Text"><text:span text:style-name="T1">SUM(StockSortie) / AVG(StockEntree - StockSortie)</text:span></text:span></text:p>
      <text:p text:style-name="P4"><text:span text:style-name="Source_20_Text"><text:span text:style-name="T1">GROUP BY Description ← DIM_Produit</text:span></text:span></text:p>
      <text:p text:style-name="Text_20_body">On relie FAIT_Stock à DIM_Produit via <text:span text:style-name="Strong_20_Emphasis">Id_produit</text:span></text:p>
      <text:p text:style-name="Text_20_body"><text:span text:style-name="Strong_20_Emphasis">Par Temps :</text:span></text:p>
      <text:p text:style-name="P2"><text:span text:style-name="Source_20_Text"><text:span text:style-name="T1">SUM(StockSortie) / AVG(StockEntree - StockSortie)</text:span></text:span></text:p>
      <text:p text:style-name="P4"><text:span text:style-name="Source_20_Text"><text:span text:style-name="T1">GROUP BY Mois ← DIM_Temps</text:span></text:span></text:p>
      <text:p text:style-name="Text_20_body">On relie FAIT_Stock à DIM_Temps via <text:span text:style-name="Strong_20_Emphasis">Id_temps</text:span></text:p>
      <text:p text:style-name="Horizontal_20_Line"/>
      <text:h text:style-name="Heading_20_2" text:outline-level="2">KPI 6a — Montant Total Achats</text:h>
      <text:p text:style-name="Text_20_body"><text:span text:style-name="Strong_20_Emphasis">Formule générale :</text:span></text:p>
      <text:p text:style-name="P1"><text:span text:style-name="Source_20_Text"><text:span text:style-name="T1">SUM( QteCommandee × PrixUnitaireAchat )</text:span></text:span></text:p>
      <text:list text:style-name="L4">
        <text:list-item>
          <text:p text:style-name="P11"><text:span text:style-name="Strong_20_Emphasis">QteCommandee</text:span> → FAIT_Achats </text:p>
        </text:list-item>
        <text:list-item>
          <text:p text:style-name="P12"><text:span text:style-name="Strong_20_Emphasis">PrixUnitaireAchat</text:span> → FAIT_Achats </text:p>
        </text:list-item>
      </text:list>
      <text:p text:style-name="Text_20_body"><text:span text:style-name="Strong_20_Emphasis">Par Fournisseur :</text:span></text:p>
      <text:p text:style-name="P2"><text:span text:style-name="Source_20_Text"><text:span text:style-name="T1">SUM( QteCommandee × PrixUnitaireAchat )</text:span></text:span></text:p>
      <text:p text:style-name="P4"><text:span text:style-name="Source_20_Text"><text:span text:style-name="T1">GROUP BY Nom ← DIM_Fournisseur</text:span></text:span></text:p>
      <text:p text:style-name="Text_20_body">On relie FAIT_Achats à DIM_Fournisseur via <text:span text:style-name="Strong_20_Emphasis">Id_fournisseur</text:span></text:p>
      <text:p text:style-name="Text_20_body"><text:span text:style-name="Strong_20_Emphasis">Par Temps :</text:span></text:p>
      <text:p text:style-name="P2"><text:span text:style-name="Source_20_Text"><text:span text:style-name="T1">SUM( QteCommandee × PrixUnitaireAchat )</text:span></text:span></text:p>
      <text:p text:style-name="P4"><text:span text:style-name="Source_20_Text"><text:span text:style-name="T1">GROUP BY Mois ← DIM_Temps</text:span></text:span></text:p>
      <text:p text:style-name="Text_20_body">On relie FAIT_Achats à DIM_Temps via <text:span text:style-name="Strong_20_Emphasis">Id_temps</text:span></text:p>
      <text:p text:style-name="Text_20_body"><text:span text:style-name="Strong_20_Emphasis">Par Produit :</text:span></text:p>
      <text:p text:style-name="P2"><text:span text:style-name="Source_20_Text"><text:span text:style-name="T1">SUM( QteCommandee × PrixUnitaireAchat )</text:span></text:span></text:p>
      <text:p text:style-name="P4"><text:span text:style-name="Source_20_Text"><text:span text:style-name="T1">GROUP BY Description ← DIM_Produit</text:span></text:span></text:p>
      <text:p text:style-name="Text_20_body">On relie FAIT_Achats à DIM_Produit via <text:span text:style-name="Strong_20_Emphasis">Id_produit</text:span></text:p>
      <text:p text:style-name="Horizontal_20_Line"><text:soft-page-break/></text:p>
      <text:h text:style-name="Heading_20_2" text:outline-level="2">KPI 6b — Retard Livraison</text:h>
      <text:p text:style-name="Text_20_body"><text:span text:style-name="Strong_20_Emphasis">Formule générale :</text:span></text:p>
      <text:p text:style-name="P1"><text:span text:style-name="Source_20_Text"><text:span text:style-name="T1">AVG( DelaiLivraisonReel - Delai_Livraison_Convenu )</text:span></text:span></text:p>
      <text:list text:style-name="L5">
        <text:list-item>
          <text:p text:style-name="P13"><text:span text:style-name="Strong_20_Emphasis">DelaiLivraisonReel</text:span> → FAIT_Achats </text:p>
        </text:list-item>
        <text:list-item>
          <text:p text:style-name="P14"><text:span text:style-name="Strong_20_Emphasis">Delai_Livraison_Convenu</text:span> → DIM_Fournisseur (on relie via Id_fournisseur) </text:p>
        </text:list-item>
      </text:list>
      <text:p text:style-name="Text_20_body"><text:span text:style-name="Strong_20_Emphasis">Par Fournisseur :</text:span></text:p>
      <text:p text:style-name="P2"><text:span text:style-name="Source_20_Text"><text:span text:style-name="T1">AVG( DelaiLivraisonReel - Delai_Livraison_Convenu )</text:span></text:span></text:p>
      <text:p text:style-name="P4"><text:span text:style-name="Source_20_Text"><text:span text:style-name="T1">GROUP BY Nom ← DIM_Fournisseur</text:span></text:span></text:p>
      <text:p text:style-name="Text_20_body">On relie FAIT_Achats à DIM_Fournisseur via <text:span text:style-name="Strong_20_Emphasis">Id_fournisseur</text:span> La colonne <text:span text:style-name="Strong_20_Emphasis">Delai_Livraison_Convenu</text:span> vient de <text:span text:style-name="Strong_20_Emphasis">DIM_Fournisseur</text:span></text:p>
      <text:p text:style-name="Text_20_body"><text:span text:style-name="Strong_20_Emphasis">Par Temps :</text:span></text:p>
      <text:p text:style-name="P2"><text:span text:style-name="Source_20_Text"><text:span text:style-name="T1">AVG( DelaiLivraisonReel - Delai_Livraison_Convenu )</text:span></text:span></text:p>
      <text:p text:style-name="P4"><text:span text:style-name="Source_20_Text"><text:span text:style-name="T1">GROUP BY Mois ← DIM_Temps</text:span></text:span></text:p>
      <text:p text:style-name="Text_20_body">On relie FAIT_Achats à DIM_Temps via <text:span text:style-name="Strong_20_Emphasis">Id_temps</text:span></text:p>
      <text:p text:style-name="Horizontal_20_Line"/>
      <text:h text:style-name="Heading_20_2" text:outline-level="2">KPI 7 — Taux de Défauts</text:h>
      <text:p text:style-name="Text_20_body"><text:span text:style-name="Strong_20_Emphasis">Formule générale :</text:span></text:p>
      <text:p text:style-name="P1"><text:span text:style-name="Source_20_Text"><text:span text:style-name="T1">SUM( QteDefectueuse ) / SUM( QteProduiteTotal ) × 100</text:span></text:span></text:p>
      <text:list text:style-name="L6">
        <text:list-item>
          <text:p text:style-name="P15"><text:span text:style-name="Strong_20_Emphasis">QteDefectueuse</text:span> → FAIT_Qualite </text:p>
        </text:list-item>
        <text:list-item>
          <text:p text:style-name="P16"><text:span text:style-name="Strong_20_Emphasis">QteProduiteTotal</text:span> → FAIT_Qualite </text:p>
        </text:list-item>
      </text:list>
      <text:p text:style-name="Text_20_body"><text:span text:style-name="Strong_20_Emphasis">Par Machine :</text:span></text:p>
      <text:p text:style-name="P2"><text:span text:style-name="Source_20_Text"><text:span text:style-name="T1">SUM(QteDefectueuse) / SUM(QteProduiteTotal) × 100</text:span></text:span></text:p>
      <text:p text:style-name="P4"><text:span text:style-name="Source_20_Text"><text:span text:style-name="T1">GROUP BY Nom ← DIM_Machine</text:span></text:span></text:p>
      <text:p text:style-name="Text_20_body">On relie FAIT_Qualite à DIM_Machine via <text:span text:style-name="Strong_20_Emphasis">Id_machine</text:span></text:p>
      <text:p text:style-name="Text_20_body"><text:span text:style-name="Strong_20_Emphasis">Par Produit :</text:span></text:p>
      <text:p text:style-name="P2"><text:span text:style-name="Source_20_Text"><text:span text:style-name="T1">SUM(QteDefectueuse) / SUM(QteProduiteTotal) × 100</text:span></text:span></text:p>
      <text:p text:style-name="P4"><text:span text:style-name="Source_20_Text"><text:span text:style-name="T1">GROUP BY Description ← DIM_Produit</text:span></text:span></text:p>
      <text:p text:style-name="Text_20_body">On relie FAIT_Qualite à DIM_Produit via <text:span text:style-name="Strong_20_Emphasis">Id_produit</text:span></text:p>
      <text:p text:style-name="Text_20_body"><text:span text:style-name="Strong_20_Emphasis">Par Temps :</text:span></text:p>
      <text:p text:style-name="P2"><text:span text:style-name="Source_20_Text"><text:span text:style-name="T1">SUM(QteDefectueuse) / SUM(QteProduiteTotal) × 100</text:span></text:span></text:p>
      <text:p text:style-name="P4"><text:span text:style-name="Source_20_Text"><text:span text:style-name="T1">GROUP BY Mois ← DIM_Temps</text:span></text:span></text:p>
      <text:p text:style-name="Text_20_body">On relie FAIT_Qualite à DIM_Temps via <text:span text:style-name="Strong_20_Emphasis">Id_temps</text:span></text:p>
      <text:p text:style-name="Horizontal_20_Line"/>
      <text:h text:style-name="Heading_20_2" text:outline-level="2"><text:soft-page-break/>KPI 8 — Rentabilité Machine</text:h>
      <text:p text:style-name="Text_20_body"><text:span text:style-name="Strong_20_Emphasis">Formule générale :</text:span></text:p>
      <text:p text:style-name="P2"><text:span text:style-name="Source_20_Text"><text:span text:style-name="T1">SUM( QuantiteProduite × PrixVenteUnitaire )</text:span></text:span></text:p>
      <text:p text:style-name="P4"><text:span text:style-name="Source_20_Text"><text:span text:style-name="T1">/ SUM( Nb_Heure_Machine × Cout_Unitaire_Heure )</text:span></text:span></text:p>
      <text:list text:style-name="L7">
        <text:list-item>
          <text:p text:style-name="P17"><text:span text:style-name="Strong_20_Emphasis">QuantiteProduite</text:span> → FAIT_Production </text:p>
        </text:list-item>
        <text:list-item>
          <text:p text:style-name="P17"><text:span text:style-name="Strong_20_Emphasis">PrixVenteUnitaire</text:span> → DIM_Produit (on relie via Id_produit) </text:p>
        </text:list-item>
        <text:list-item>
          <text:p text:style-name="P17"><text:span text:style-name="Strong_20_Emphasis">Nb_Heure_Machine</text:span> → FAIT_Production </text:p>
        </text:list-item>
        <text:list-item>
          <text:p text:style-name="P18"><text:span text:style-name="Strong_20_Emphasis">Cout_Unitaire_Heure</text:span> → DIM_Machine (on relie via Id_machine) </text:p>
        </text:list-item>
      </text:list>
      <text:p text:style-name="Text_20_body"><text:span text:style-name="Strong_20_Emphasis">Par Machine :</text:span></text:p>
      <text:p text:style-name="P2"><text:span text:style-name="Source_20_Text"><text:span text:style-name="T1">SUM(QuantiteProduite × PrixVenteUnitaire) / SUM(Nb_Heure_Machine × Cout_Unitaire_Heure)</text:span></text:span></text:p>
      <text:p text:style-name="P4"><text:span text:style-name="Source_20_Text"><text:span text:style-name="T1">GROUP BY Nom ← DIM_Machine</text:span></text:span></text:p>
      <text:p text:style-name="Text_20_body">On relie FAIT_Production à DIM_Machine via <text:span text:style-name="Strong_20_Emphasis">Id_machine</text:span> La colonne <text:span text:style-name="Strong_20_Emphasis">Cout_Unitaire_Heure</text:span> vient de <text:span text:style-name="Strong_20_Emphasis">DIM_Machine</text:span></text:p>
      <text:p text:style-name="Text_20_body"><text:span text:style-name="Strong_20_Emphasis">Par Temps :</text:span></text:p>
      <text:p text:style-name="P2"><text:span text:style-name="Source_20_Text"><text:span text:style-name="T1">SUM(QuantiteProduite × PrixVenteUnitaire) / SUM(Nb_Heure_Machine × Cout_Unitaire_Heure)</text:span></text:span></text:p>
      <text:p text:style-name="P4"><text:span text:style-name="Source_20_Text"><text:span text:style-name="T1">GROUP BY Mois ← DIM_Temps</text:span></text:span></text:p>
      <text:p text:style-name="Text_20_body">On relie FAIT_Production à DIM_Temps via <text:span text:style-name="Strong_20_Emphasis">Id_temps</text:span></text:p>
      <text:p text:style-name="Text_20_body"><text:span text:style-name="Strong_20_Emphasis">Par Produit :</text:span></text:p>
      <text:p text:style-name="P2"><text:span text:style-name="Source_20_Text"><text:span text:style-name="T1">SUM(QuantiteProduite × PrixVenteUnitaire) / SUM(Nb_Heure_Machine × Cout_Unitaire_Heure)</text:span></text:span></text:p>
      <text:p text:style-name="P4"><text:span text:style-name="Source_20_Text"><text:span text:style-name="T1">GROUP BY Description ← DIM_Produit</text:span></text:span></text:p>
      <text:p text:style-name="Text_20_body">On relie FAIT_Production à DIM_Produit via <text:span text:style-name="Strong_20_Emphasis">Id_produit</text:span> La colonne <text:span text:style-name="Strong_20_Emphasis">PrixVenteUnitaire</text:span> vient de <text:span text:style-name="Strong_20_Emphasis">DIM_Produit</text:span></text:p>
      <text:p text:style-name="Horizontal_20_Line"/>
      <text:h text:style-name="Heading_20_2" text:outline-level="2">Résumé — Colonnes des dimensions utilisées dans les formul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imension</text:p>
            </table:table-cell>
            <table:table-cell table:style-name="Tableau1.A1" office:value-type="string">
              <text:p text:style-name="Table_20_Heading">Colonne utilisée dans formule</text:p>
            </table:table-cell>
            <table:table-cell table:style-name="Tableau1.A1" office:value-type="string">
              <text:p text:style-name="Table_20_Heading">Pour quel KPI</text:p>
            </table:table-cell>
          </table:table-row>
        </table:table-header-rows>
        <table:table-row>
          <table:table-cell table:style-name="Tableau1.A1" office:value-type="string">
            <text:p text:style-name="Table_20_Contents">DIM_Produit</text:p>
          </table:table-cell>
          <table:table-cell table:style-name="Tableau1.A1" office:value-type="string">
            <text:p text:style-name="Table_20_Contents"><text:span text:style-name="Strong_20_Emphasis">PrixVenteUnitaire</text:span></text:p>
          </table:table-cell>
          <table:table-cell table:style-name="Tableau1.A1" office:value-type="string">
            <text:p text:style-name="Table_20_Contents">KPI 1 et KPI 8</text:p>
          </table:table-cell>
        </table:table-row>
        <table:table-row>
          <table:table-cell table:style-name="Tableau1.A1" office:value-type="string">
            <text:p text:style-name="Table_20_Contents">DIM_Machine</text:p>
          </table:table-cell>
          <table:table-cell table:style-name="Tableau1.A1" office:value-type="string">
            <text:p text:style-name="Table_20_Contents"><text:span text:style-name="Strong_20_Emphasis">Cout_Unitaire_Heure</text:span></text:p>
          </table:table-cell>
          <table:table-cell table:style-name="Tableau1.A1" office:value-type="string">
            <text:p text:style-name="Table_20_Contents">KPI 3 et KPI 8</text:p>
          </table:table-cell>
        </table:table-row>
        <table:table-row>
          <table:table-cell table:style-name="Tableau1.A1" office:value-type="string">
            <text:p text:style-name="Table_20_Contents">DIM_Fournisseur</text:p>
          </table:table-cell>
          <table:table-cell table:style-name="Tableau1.A1" office:value-type="string">
            <text:p text:style-name="Table_20_Contents"><text:span text:style-name="Strong_20_Emphasis">Delai_Livraison_Convenu</text:span></text:p>
          </table:table-cell>
          <table:table-cell table:style-name="Tableau1.A1" office:value-type="string">
            <text:p text:style-name="Table_20_Contents">KPI 6b</text:p>
          </table:table-cell>
        </table:table-row>
        <table:table-row>
          <table:table-cell table:style-name="Tableau1.A1" office:value-type="string">
            <text:p text:style-name="Table_20_Contents">DIM_Temps</text:p>
          </table:table-cell>
          <table:table-cell table:style-name="Tableau1.A1" office:value-type="string">
            <text:p text:style-name="Table_20_Contents"><text:span text:style-name="Strong_20_Emphasis">Mois · Trimestre · Année</text:span></text:p>
          </table:table-cell>
          <table:table-cell table:style-name="Tableau1.A1" office:value-type="string">
            <text:p text:style-name="Table_20_Contents">Tous les KPIs</text:p>
          </table:table-cell>
        </table:table-row>
        <table:table-row>
          <table:table-cell table:style-name="Tableau1.A1" office:value-type="string">
            <text:p text:style-name="Table_20_Contents">DIM_Produit</text:p>
          </table:table-cell>
          <table:table-cell table:style-name="Tableau1.A1" office:value-type="string">
            <text:p text:style-name="Table_20_Contents"><text:span text:style-name="Strong_20_Emphasis">Description</text:span></text:p>
          </table:table-cell>
          <table:table-cell table:style-name="Tableau1.A1" office:value-type="string">
            <text:p text:style-name="Table_20_Contents">Axe d'analyse</text:p>
          </table:table-cell>
        </table:table-row>
        <table:table-row>
          <table:table-cell table:style-name="Tableau1.A1" office:value-type="string">
            <text:p text:style-name="Table_20_Contents">DIM_Machine</text:p>
          </table:table-cell>
          <table:table-cell table:style-name="Tableau1.A1" office:value-type="string">
            <text:p text:style-name="Table_20_Contents"><text:span text:style-name="Strong_20_Emphasis">Nom</text:span></text:p>
          </table:table-cell>
          <table:table-cell table:style-name="Tableau1.A1" office:value-type="string">
            <text:p text:style-name="Table_20_Contents">Axe d'analyse</text:p>
          </table:table-cell>
        </table:table-row>
        <table:table-row>
          <table:table-cell table:style-name="Tableau1.A1" office:value-type="string">
            <text:p text:style-name="Table_20_Contents">DIM_Client</text:p>
          </table:table-cell>
          <table:table-cell table:style-name="Tableau1.A1" office:value-type="string">
            <text:p text:style-name="Table_20_Contents"><text:span text:style-name="Strong_20_Emphasis">Nom</text:span></text:p>
          </table:table-cell>
          <table:table-cell table:style-name="Tableau1.A1" office:value-type="string">
            <text:p text:style-name="Table_20_Contents">Axe d'analyse KPI 1</text:p>
          </table:table-cell>
        </table:table-row>
        <table:table-row>
          <table:table-cell table:style-name="Tableau1.A1" office:value-type="string">
            <text:p text:style-name="Table_20_Contents">DIM_Fournisseur</text:p>
          </table:table-cell>
          <table:table-cell table:style-name="Tableau1.A1" office:value-type="string">
            <text:p text:style-name="Table_20_Contents"><text:span text:style-name="Strong_20_Emphasis">Nom</text:span></text:p>
          </table:table-cell>
          <table:table-cell table:style-name="Tableau1.A1" office:value-type="string">
            <text:p text:style-name="Table_20_Contents">Axe d'analyse KPI 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20:14:04.896931700</meta:creation-date>
    <dc:date>2026-03-08T20:15:08.587824300</dc:date>
    <meta:editing-duration>PT1M4S</meta:editing-duration>
    <meta:editing-cycles>1</meta:editing-cycles>
    <meta:document-statistic meta:table-count="1" meta:image-count="0" meta:object-count="0" meta:page-count="5" meta:paragraph-count="172" meta:word-count="791" meta:character-count="5665" meta:non-whitespace-character-count="5002"/>
    <meta:generator>LibreOffice/26.2.0.3$Windows_X86_64 LibreOffice_project/620$Build-3</meta:generator>
  </office:meta>
</office:document-meta>
</file>